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ekly_Pay_Averag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 592.4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 105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0:18:34.220707247</meta:creation-date>
    <dc:date>2017-06-04T20:22:40.843692342</dc:date>
    <meta:editing-duration>PT4M7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